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000000" draw:auto-grow-height="true" draw:auto-grow-width="false" fo:max-height="0cm" fo:min-height="12.088cm"/>
    </style:style>
    <style:style style:name="gr2" style:family="graphic" style:parent-style-name="standard">
      <style:graphic-properties draw:stroke="none" svg:stroke-color="#000000" draw:fill="solid" draw:fill-color="#000000" draw:auto-grow-height="true" draw:auto-grow-width="false" fo:max-height="0cm" fo:min-height="1.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solid" draw:fill-color="#000000" draw:auto-grow-height="true" draw:auto-grow-width="false" fo:max-height="0cm" fo:min-height="20.7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0000"/>
      <style:text-properties fo:color="#ffffff" fo:font-size="12pt" style:font-size-asian="28pt" style:font-size-complex="28pt"/>
    </style:style>
    <style:style style:name="P2" style:family="paragraph">
      <loext:graphic-properties draw:fill="solid" draw:fill-color="#000000"/>
      <style:text-properties fo:color="#ffffff" fo:font-size="13pt" style:font-size-asian="28pt" style:font-size-complex="28pt"/>
    </style:style>
    <style:style style:name="P3" style:family="paragraph">
      <loext:graphic-properties draw:fill-color="#ffffff"/>
    </style:style>
    <style:style style:name="T1" style:family="text">
      <style:text-properties fo:color="#ffffff" fo:font-size="18pt" style:font-size-asian="28pt" style:font-size-complex="28pt"/>
    </style:style>
    <style:style style:name="T2" style:family="text">
      <style:text-properties fo:color="#000000" fo:font-size="18pt" fo:background-color="#ffffff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6cm" svg:height="12.338cm" svg:x="12.4cm" svg:y="0.084cm">
          <draw:text-box>
            <text:p><text:span text:style-name="T1">Bem vindo ao Sistema de Salas, Eduardo!</text:span></text:p>
            <text:p><text:span text:style-name="T1">=&gt; Consultar sala</text:span></text:p>
            <text:p><text:span text:style-name="T1">Horário <text:s/>| <text:s text:c="2"/>SALA 1 <text:s text:c="2"/>| <text:s text:c="2"/>SALA 2 <text:s text:c="2"/>| <text:s text:c="2"/>SALA 3</text:span></text:p>
            <text:p><text:span text:style-name="T1">13:00 <text:s text:c="4"/>| <text:s text:c="17"/>| <text:s text:c="17"/>|</text:span></text:p>
            <text:p><text:span text:style-name="T1">13:30 <text:s text:c="4"/>| <text:s text:c="17"/>| <text:s text:c="17"/>|</text:span></text:p>
            <text:p><text:span text:style-name="T1">14:00 <text:s text:c="4"/>| <text:s text:c="17"/>| <text:s text:c="17"/>|</text:span></text:p>
            <text:p><text:span text:style-name="T1">14:30 <text:s text:c="4"/>| <text:s text:c="17"/>| <text:s text:c="17"/>|</text:span></text:p>
            <text:p><text:span text:style-name="T1">15:00 <text:s text:c="4"/>| <text:s text:c="17"/>| <text:s text:c="17"/>|</text:span></text:p>
            <text:p><text:span text:style-name="T1"/></text:p>
            <text:p><text:span text:style-name="T1">=&gt; Menu</text:span></text:p>
            <text:p><text:span text:style-name="T1">1 – Reservar.</text:span></text:p>
            <text:p><text:span text:style-name="T1">2 – Cancelar reserva.</text:span></text:p>
            <text:p><text:span text:style-name="T1">3 – Atualizar consulta.</text:span></text:p>
            <text:p><text:span text:style-name="T1">4 – Sair.</text:span></text:p>
            <text:p><text:span text:style-name="T1">Opção: _</text:span></text:p>
            <text:p><text:span text:style-name="T1">Digite o número da sala(Ex:. 1): _</text:span></text:p>
            <text:p><text:span text:style-name="T1">Digite o horário da sala(Ex:. 13:00): _</text:span></text:p>
          </draw:text-box>
        </draw:frame>
        <draw:frame draw:style-name="gr2" draw:text-style-name="P2" draw:layer="layout" svg:width="9.6cm" svg:height="2cm" svg:x="0cm" svg:y="0cm">
          <draw:text-box>
            <text:p><text:span text:style-name="T1">Bem vindo ao Sistema de Salas</text:span></text:p>
            <text:p><text:span text:style-name="T1">Login: _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2" draw:layer="layout" svg:width="28cm" svg:height="21cm" svg:x="0cm" svg:y="0cm">
          <draw:text-box>
            <text:p><text:span text:style-name="T1">Bem vindo ao Sistema de Salas</text:span></text:p>
            <text:p><text:span text:style-name="T1">Login: _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2" draw:layer="layout" svg:width="28cm" svg:height="21cm" svg:x="0cm" svg:y="0cm">
          <draw:text-box>
            <text:p><text:span text:style-name="T1">Bem vindo ao Sistema de Salas</text:span></text:p>
            <text:p><text:span text:style-name="T1">Login: Eduardo_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1" draw:layer="layout" svg:width="28cm" svg:height="21cm" svg:x="0cm" svg:y="0cm">
          <draw:text-box>
            <text:p><text:span text:style-name="T1">Bem vindo ao Sistema de Salas, Eduardo!</text:span></text:p>
            <text:p><text:span text:style-name="T1">=&gt; Consultar sala</text:span></text:p>
            <text:p><text:span text:style-name="T2">Horário <text:s/>| <text:s text:c="2"/>SALA 1 <text:s text:c="2"/>| <text:s text:c="2"/>SALA 2 <text:s text:c="2"/>| <text:s text:c="2"/>SALA 3</text:span></text:p>
            <text:p><text:span text:style-name="T1">13:00 <text:s text:c="4"/>| <text:s text:c="17"/>| <text:s text:c="17"/>|</text:span></text:p>
            <text:p><text:span text:style-name="T1">13:30 <text:s text:c="4"/>| <text:s text:c="17"/>| <text:s text:c="17"/>|</text:span></text:p>
            <text:p><text:span text:style-name="T1">14:00 <text:s text:c="4"/>| <text:s text:c="17"/>| <text:s text:c="17"/>|</text:span></text:p>
            <text:p><text:span text:style-name="T1">14:30 <text:s text:c="4"/>| <text:s text:c="17"/>| <text:s text:c="17"/>|</text:span></text:p>
            <text:p><text:span text:style-name="T1">15:00 <text:s text:c="4"/>| <text:s text:c="17"/>| <text:s text:c="17"/>|</text:span></text:p>
            <text:p><text:span text:style-name="T1"/></text:p>
            <text:p><text:span text:style-name="T1">=&gt; Menu</text:span></text:p>
            <text:p><text:span text:style-name="T1">1 – Reservar.</text:span></text:p>
            <text:p><text:span text:style-name="T1">2 – Cancelar reserva.</text:span></text:p>
            <text:p><text:span text:style-name="T1">3 – Atualizar consulta.</text:span></text:p>
            <text:p><text:span text:style-name="T1">4 – Sair.</text:span></text:p>
            <text:p><text:span text:style-name="T1">Opção: _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1" draw:layer="layout" svg:width="28cm" svg:height="21cm" svg:x="0cm" svg:y="0cm">
          <draw:text-box>
            <text:p><text:span text:style-name="T1">Bem vindo ao Sistema de Salas, Eduardo!</text:span></text:p>
            <text:p><text:span text:style-name="T1">=&gt; Consultar sala</text:span></text:p>
            <text:p><text:span text:style-name="T1">Horário <text:s/>| <text:s text:c="2"/>SALA 1 <text:s text:c="2"/>| <text:s text:c="2"/>SALA 2 <text:s text:c="2"/>| <text:s text:c="2"/>SALA 3</text:span></text:p>
            <text:p><text:span text:style-name="T1">13:00 <text:s text:c="4"/>| <text:s text:c="17"/>| <text:s text:c="17"/>|</text:span></text:p>
            <text:p><text:span text:style-name="T1">13:30 <text:s text:c="4"/>| <text:s text:c="17"/>| <text:s text:c="17"/>|</text:span></text:p>
            <text:p><text:span text:style-name="T1">14:00 <text:s text:c="4"/>| <text:s text:c="17"/>| <text:s text:c="17"/>|</text:span></text:p>
            <text:p><text:span text:style-name="T1">14:30 <text:s text:c="4"/>| <text:s text:c="17"/>| <text:s text:c="17"/>|</text:span></text:p>
            <text:p><text:span text:style-name="T1">15:00 <text:s text:c="4"/>| <text:s text:c="17"/>| <text:s text:c="17"/>|</text:span></text:p>
            <text:p><text:span text:style-name="T1"/></text:p>
            <text:p><text:span text:style-name="T1">=&gt; Menu</text:span></text:p>
            <text:p><text:span text:style-name="T1">1 – Reservar.</text:span></text:p>
            <text:p><text:span text:style-name="T1">2 – Cancelar reserva.</text:span></text:p>
            <text:p><text:span text:style-name="T1">3 – Atualizar consulta.</text:span></text:p>
            <text:p><text:span text:style-name="T1">4 – Sair.</text:span></text:p>
            <text:p><text:span text:style-name="T1">Opção: 1</text:span></text:p>
            <text:p><text:span text:style-name="T1">Digite o número da sala(Ex:. 1): 1</text:span></text:p>
            <text:p><text:span text:style-name="T1">Digite o horário da sala(Ex:. 13:00): 13:00_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1" draw:layer="layout" svg:width="28cm" svg:height="21cm" svg:x="0cm" svg:y="0cm">
          <draw:text-box>
            <text:p><text:span text:style-name="T1">Bem vindo ao Sistema de Salas, Eduardo!</text:span></text:p>
            <text:p><text:span text:style-name="T1">=&gt; Consultar sala</text:span></text:p>
            <text:p><text:span text:style-name="T1">Horário <text:s/>| <text:s text:c="2"/>SALA 1 <text:s text:c="2"/>| <text:s text:c="2"/>SALA 2 <text:s text:c="2"/>| <text:s text:c="2"/>SALA 3</text:span></text:p>
            <text:p><text:span text:style-name="T1">13:00 <text:s text:c="4"/>| <text:s/>Eduardo <text:s/>| <text:s text:c="17"/>|</text:span></text:p>
            <text:p><text:span text:style-name="T1">13:30 <text:s text:c="4"/>| <text:s text:c="17"/>| <text:s text:c="17"/>|</text:span></text:p>
            <text:p><text:span text:style-name="T1">14:00 <text:s text:c="4"/>| <text:s text:c="17"/>| <text:s text:c="17"/>|</text:span></text:p>
            <text:p><text:span text:style-name="T1">14:30 <text:s text:c="4"/>| <text:s text:c="17"/>| <text:s text:c="17"/>|</text:span></text:p>
            <text:p><text:span text:style-name="T1">15:00 <text:s text:c="4"/>| <text:s text:c="17"/>| <text:s text:c="17"/>|</text:span></text:p>
            <text:p><text:span text:style-name="T1"/></text:p>
            <text:p><text:span text:style-name="T1">=&gt; Menu</text:span></text:p>
            <text:p><text:span text:style-name="T1">1 – Reservar.</text:span></text:p>
            <text:p><text:span text:style-name="T1">2 – Cancelar reserva.</text:span></text:p>
            <text:p><text:span text:style-name="T1">3 – Atualizar consulta.</text:span></text:p>
            <text:p><text:span text:style-name="T1">4 – Sair.</text:span></text:p>
            <text:p><text:span text:style-name="T1">Opção: _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4" draw:text-style-name="P1" draw:layer="layout" svg:width="28cm" svg:height="21cm" svg:x="0cm" svg:y="0cm">
          <draw:text-box>
            <text:p><text:span text:style-name="T1">Bem vindo ao Sistema de Salas, Eduardo!</text:span></text:p>
            <text:p><text:span text:style-name="T1">=&gt; Consultar sala</text:span></text:p>
            <text:p><text:span text:style-name="T1">Horário <text:s/>| <text:s text:c="2"/>SALA 1 <text:s text:c="2"/>| <text:s text:c="2"/>SALA 2 <text:s text:c="2"/>| <text:s text:c="2"/>SALA 3</text:span></text:p>
            <text:p><text:span text:style-name="T1">13:00 <text:s text:c="4"/>| <text:s/>Eduardo <text:s/>| <text:s text:c="17"/>|</text:span></text:p>
            <text:p><text:span text:style-name="T1">13:30 <text:s text:c="4"/>| <text:s text:c="17"/>| <text:s text:c="17"/>|</text:span></text:p>
            <text:p><text:span text:style-name="T1">14:00 <text:s text:c="4"/>| <text:s text:c="17"/>| <text:s text:c="17"/>|</text:span></text:p>
            <text:p><text:span text:style-name="T1">14:30 <text:s text:c="4"/>| <text:s text:c="17"/>| <text:s text:c="17"/>|</text:span></text:p>
            <text:p><text:span text:style-name="T1">15:00 <text:s text:c="4"/>| <text:s text:c="17"/>| <text:s text:c="17"/>|</text:span></text:p>
            <text:p><text:span text:style-name="T1"/></text:p>
            <text:p><text:span text:style-name="T1">=&gt; Menu</text:span></text:p>
            <text:p><text:span text:style-name="T1">1 – Reservar.</text:span></text:p>
            <text:p><text:span text:style-name="T1">2 – Cancelar reserva.</text:span></text:p>
            <text:p><text:span text:style-name="T1">3 – Atualizar consulta.</text:span></text:p>
            <text:p><text:span text:style-name="T1">4 – Sair.</text:span></text:p>
            <text:p><text:span text:style-name="T1">Opção: 3_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4" draw:text-style-name="P1" draw:layer="layout" svg:width="28cm" svg:height="21cm" svg:x="0cm" svg:y="0cm">
          <draw:text-box>
            <text:p><text:span text:style-name="T1">Bem vindo ao Sistema de Salas, Eduardo!</text:span></text:p>
            <text:p><text:span text:style-name="T1">=&gt; Consultar sala</text:span></text:p>
            <text:p><text:span text:style-name="T1">Horário <text:s/>| <text:s text:c="2"/>SALA 1 <text:s text:c="2"/>| <text:s text:c="2"/>SALA 2 <text:s text:c="2"/>| <text:s text:c="2"/>SALA 3</text:span></text:p>
            <text:p><text:span text:style-name="T1">13:00 <text:s text:c="4"/>| <text:s/>Eduardo <text:s/>| <text:s text:c="17"/>|</text:span></text:p>
            <text:p><text:span text:style-name="T1">13:30 <text:s text:c="4"/>| <text:s text:c="17"/>| <text:s text:c="17"/>|</text:span></text:p>
            <text:p><text:span text:style-name="T1">14:00 <text:s text:c="4"/>| <text:s/>Douglas <text:s text:c="2"/>| <text:s text:c="17"/>|</text:span></text:p>
            <text:p><text:span text:style-name="T1">14:30 <text:s text:c="4"/>| <text:s text:c="17"/>| <text:s text:c="17"/>|</text:span></text:p>
            <text:p><text:span text:style-name="T1">15:00 <text:s text:c="4"/>| <text:s text:c="17"/>| <text:s text:c="17"/>|</text:span></text:p>
            <text:p><text:span text:style-name="T1"/></text:p>
            <text:p><text:span text:style-name="T1">=&gt; Menu</text:span></text:p>
            <text:p><text:span text:style-name="T1">1 – Reservar.</text:span></text:p>
            <text:p><text:span text:style-name="T1">2 – Cancelar reserva.</text:span></text:p>
            <text:p><text:span text:style-name="T1">3 – Atualizar consulta.</text:span></text:p>
            <text:p><text:span text:style-name="T1">4 – Sair.</text:span></text:p>
            <text:p><text:span text:style-name="T1">Opção: _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" draw:text-style-name="P1" draw:layer="layout" svg:width="28cm" svg:height="21cm" svg:x="0cm" svg:y="0cm">
          <draw:text-box>
            <text:p><text:span text:style-name="T1">Bem vindo ao Sistema de Salas, Eduardo!</text:span></text:p>
            <text:p><text:span text:style-name="T1">=&gt; Consultar sala</text:span></text:p>
            <text:p><text:span text:style-name="T1">Horário <text:s/>| <text:s text:c="2"/>SALA 1 <text:s text:c="2"/>| <text:s text:c="2"/>SALA 2 <text:s text:c="2"/>| <text:s text:c="2"/>SALA 3</text:span></text:p>
            <text:p><text:span text:style-name="T1">13:00 <text:s text:c="4"/>| <text:s/>Eduardo <text:s/>| <text:s text:c="17"/>|</text:span></text:p>
            <text:p><text:span text:style-name="T1">13:30 <text:s text:c="4"/>| <text:s text:c="17"/>| <text:s text:c="17"/>|</text:span></text:p>
            <text:p><text:span text:style-name="T1">14:00 <text:s text:c="4"/>| <text:s/>Douglas <text:s text:c="2"/>| <text:s text:c="17"/>|</text:span></text:p>
            <text:p><text:span text:style-name="T1">14:30 <text:s text:c="4"/>| <text:s text:c="17"/>| <text:s text:c="17"/>|</text:span></text:p>
            <text:p><text:span text:style-name="T1">15:00 <text:s text:c="4"/>| <text:s text:c="17"/>| <text:s text:c="17"/>|</text:span></text:p>
            <text:p><text:span text:style-name="T1"/></text:p>
            <text:p><text:span text:style-name="T1">=&gt; Menu</text:span></text:p>
            <text:p><text:span text:style-name="T1">1 – Reservar.</text:span></text:p>
            <text:p><text:span text:style-name="T1">2 – Cancelar reserva.</text:span></text:p>
            <text:p><text:span text:style-name="T1">3 – Atualizar consulta.</text:span></text:p>
            <text:p><text:span text:style-name="T1">4 – Sair.</text:span></text:p>
            <text:p><text:span text:style-name="T1">Opção: 2</text:span></text:p>
            <text:p><text:span text:style-name="T1">Digite o número da sala(Ex:. 1): 1</text:span></text:p>
            <text:p><text:span text:style-name="T1">Digite o horário da sala(Ex:. 13:00): 14:00_</text:span></text:p>
            <text:p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4" draw:text-style-name="P1" draw:layer="layout" svg:width="28cm" svg:height="21cm" svg:x="0cm" svg:y="0cm">
          <draw:text-box>
            <text:p><text:span text:style-name="T1">Bem vindo ao Sistema de Salas, Eduardo!</text:span></text:p>
            <text:p><text:span text:style-name="T1">=&gt; Consultar sala</text:span></text:p>
            <text:p><text:span text:style-name="T1">Horário <text:s/>| <text:s text:c="2"/>SALA 1 <text:s text:c="2"/>| <text:s text:c="2"/>SALA 2 <text:s text:c="2"/>| <text:s text:c="2"/>SALA 3</text:span></text:p>
            <text:p><text:span text:style-name="T1">13:00 <text:s text:c="4"/>| <text:s/>Eduardo <text:s/>| <text:s text:c="17"/>|</text:span></text:p>
            <text:p><text:span text:style-name="T1">13:30 <text:s text:c="4"/>| <text:s text:c="17"/>| <text:s text:c="17"/>|</text:span></text:p>
            <text:p><text:span text:style-name="T1">14:00 <text:s text:c="4"/>| <text:s/>Douglas <text:s text:c="2"/>| <text:s text:c="17"/>|</text:span></text:p>
            <text:p><text:span text:style-name="T1">14:30 <text:s text:c="4"/>| <text:s text:c="17"/>| <text:s text:c="17"/>|</text:span></text:p>
            <text:p><text:span text:style-name="T1">15:00 <text:s text:c="4"/>| <text:s text:c="17"/>| <text:s text:c="17"/>|</text:span></text:p>
            <text:p><text:span text:style-name="T1"/></text:p>
            <text:p><text:span text:style-name="T1">=&gt; Menu</text:span></text:p>
            <text:p><text:span text:style-name="T1">1 – Reservar.</text:span></text:p>
            <text:p><text:span text:style-name="T1">2 – Cancelar reserva.</text:span></text:p>
            <text:p><text:span text:style-name="T1">3 – Atualizar consulta.</text:span></text:p>
            <text:p><text:span text:style-name="T1">4 – Sair.</text:span></text:p>
            <text:p><text:span text:style-name="T1">Opção: 2</text:span></text:p>
            <text:p><text:span text:style-name="T1">Digite o número da sala(Ex:. 1): 1</text:span></text:p>
            <text:p><text:span text:style-name="T1">Digite o horário da sala(Ex:. 13:00): 14:00</text:span></text:p>
            <text:p><text:span text:style-name="T1"/></text:p>
            <text:p><text:span text:style-name="T1">Você não tem permissão de cancelar essa reserva!</text:span></text:p>
            <text:p><text:span text:style-name="T1">Deseja voltar a consulta?(yes/no): _</text:span></text:p>
            <text:p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5T22:43:08.395785986</meta:creation-date>
    <dc:date>2017-03-26T01:02:32.526187078</dc:date>
    <meta:editing-duration>PT48M53S</meta:editing-duration>
    <meta:editing-cycles>2</meta:editing-cycles>
    <meta:generator>LibreOffice/5.1.6.2$Linux_X86_64 LibreOffice_project/10m0$Build-2</meta:generator>
    <meta:document-statistic meta:object-count="52"/>
  </office:meta>
</office:document-meta>
</file>